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E000001C9619F0A294342E648.png" manifest:media-type="image/png"/>
  <manifest:file-entry manifest:full-path="Pictures/100000000000016E000001C9A7FA50000B76952C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Keystroke" svg:font-family="Keystroke"/>
    <style:font-face style:name="Keystroke1" svg:font-family="Keystroke" style:font-adornments="Regular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8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39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fo:min-height="0.547cm" fo:padding-top="0cm" fo:padding-bottom="0cm" fo:padding-left="0.03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ff8000" draw:opacity="50%" draw:textarea-horizontal-align="justify" draw:textarea-vertical-align="middle" draw:auto-grow-height="false" fo:min-height="0cm" fo:min-width="0.094cm" draw:shadow-opacity="50%"/>
    </style:style>
    <style:style style:name="gr6" style:family="graphic" style:parent-style-name="standard">
      <style:graphic-properties draw:stroke="none" svg:stroke-color="#000000" draw:fill="none" draw:fill-color="#ffffff" fo:min-height="0.1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161cm"/>
      <style:paragraph-properties style:writing-mode="lr-tb"/>
    </style:style>
    <style:style style:name="co1" style:family="table-column">
      <style:table-column-properties style:column-width="0.911cm" style:use-optimal-column-width="false"/>
    </style:style>
    <style:style style:name="co2" style:family="table-column">
      <style:table-column-properties style:column-width="0.909cm" style:use-optimal-column-width="false"/>
    </style:style>
    <style:style style:name="ro1" style:family="table-row">
      <style:table-row-properties style:row-height="0.965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fill="solid" draw:fill-color="#ffffff" fo:padding-top="0.03cm" fo:padding-bottom="0.03cm" fo:padding-left="0.15cm" fo:padding-right="0.15cm"/>
      <style:paragraph-properties fo:border="0.03pt solid #ffffff"/>
      <style:text-properties fo:color="#b2b2b2" loext:opacity="100%" style:font-name="Keystroke1"/>
    </style:style>
    <style:style style:name="ce2" style:family="table-cell">
      <loext:graphic-properties draw:fill="solid" draw:fill-color="#ffffff" fo:padding-top="0.03cm" fo:padding-bottom="0.03cm" fo:padding-left="0.15cm" fo:padding-right="0.15cm"/>
      <style:paragraph-properties fo:border="0.03pt solid #ffffff"/>
      <style:text-properties style:use-window-font-color="true" loext:opacity="0%" style:font-name="Keystroke1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style:text-properties style:font-name="Arial" fo:font-size="10pt"/>
    </style:style>
    <style:style style:name="P4" style:family="paragraph">
      <loext:graphic-properties draw:fill="none" draw:fill-color="#ffffff"/>
      <style:text-properties style:font-name="Arial" fo:font-size="10pt"/>
    </style:style>
    <style:style style:name="P5" style:family="paragraph">
      <style:paragraph-properties fo:line-height="100%"/>
      <style:text-properties style:text-position="0% 100%" fo:font-size="14pt"/>
    </style:style>
    <style:style style:name="P6" style:family="paragraph">
      <loext:graphic-properties draw:fill="solid" draw:fill-color="#ffffff"/>
      <style:paragraph-properties fo:line-height="100%"/>
      <style:text-properties style:text-position="0% 100%" fo:font-size="14pt"/>
    </style:style>
    <style:style style:name="P7" style:family="paragraph">
      <style:text-properties fo:color="#b2b2b2" loext:opacity="100%" style:font-name="Keystroke1"/>
    </style:style>
    <style:style style:name="P8" style:family="paragraph">
      <loext:graphic-properties draw:fill="solid" draw:fill-color="#ff8000" draw:opacity="50%"/>
      <style:paragraph-properties fo:text-align="center"/>
      <style:text-properties fo:color="#ffffff" loext:opacity="50%"/>
    </style:style>
    <style:style style:name="P9" style:family="paragraph">
      <style:text-properties style:use-window-font-color="true" loext:opacity="0%" style:font-name="Keystroke1"/>
    </style:style>
    <style:style style:name="P10" style:family="paragraph">
      <style:text-properties fo:color="#ff8000" loext:opacity="100%" style:font-name="Arial" fo:font-size="8pt"/>
    </style:style>
    <style:style style:name="P11" style:family="paragraph">
      <loext:graphic-properties draw:fill="none" draw:fill-color="#ffffff"/>
      <style:text-properties fo:color="#ff8000" loext:opacity="100%" style:font-name="Arial" fo:font-size="8pt"/>
    </style:style>
    <style:style style:name="T1" style:family="text">
      <style:text-properties style:font-name="Arial" fo:font-size="10pt"/>
    </style:style>
    <style:style style:name="T2" style:family="text">
      <style:text-properties style:text-position="0% 100%" style:font-name="Keystroke" fo:font-size="14pt" style:font-name-asian="Keystroke" style:font-name-complex="Keystroke"/>
    </style:style>
    <style:style style:name="T3" style:family="text">
      <style:text-properties fo:color="#b2b2b2" loext:opacity="100%"/>
    </style:style>
    <style:style style:name="T4" style:family="text">
      <style:text-properties style:use-window-font-color="true" loext:opacity="0%"/>
    </style:style>
    <style:style style:name="T5" style:family="text">
      <style:text-properties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1cm" svg:height="4.5cm" svg:x="10.097cm" svg:y="14.03cm">
          <draw:image xlink:href="Pictures/100000000000016E000001C9A7FA50000B76952C.png" xlink:type="simple" xlink:show="embed" xlink:actuate="onLoad" draw:mime-type="image/png">
            <text:p/>
          </draw:image>
        </draw:frame>
        <draw:frame draw:style-name="gr1" draw:text-style-name="P1" draw:layer="layout" svg:width="3.6cm" svg:height="4.5cm" svg:x="2.977cm" svg:y="14.031cm">
          <draw:image xlink:href="Pictures/100000000000016E000001C9619F0A294342E648.png" xlink:type="simple" xlink:show="embed" xlink:actuate="onLoad" draw:mime-type="image/png">
            <text:p/>
          </draw:image>
        </draw:frame>
        <draw:custom-shape draw:style-name="gr2" draw:text-style-name="P2" draw:layer="layout" svg:width="0.46cm" svg:height="0.381cm" svg:x="3.546cm" svg:y="15.775cm">
          <text:p/>
          <draw:enhanced-geometry svg:viewBox="0 0 21600 21600" draw:text-areas="0 ?f0 ?f5 ?f2" draw:mirror-horizontal="true" draw:type="right-arrow" draw:modifiers="11291.9739696312 5824.083769633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795cm" svg:height="0.395cm" svg:x="6.723cm" svg:y="14.038cm">
          <draw:text-box>
            <text:p text:style-name="P3"><text:span text:style-name="T1">Linear alignment</text:span></text:p>
          </draw:text-box>
        </draw:frame>
        <draw:custom-shape draw:style-name="gr2" draw:text-style-name="P2" draw:layer="layout" svg:width="0.46cm" svg:height="0.381cm" svg:x="4.806cm" svg:y="15.776cm">
          <text:p/>
          <draw:enhanced-geometry svg:viewBox="0 0 21600 21600" draw:text-areas="0 ?f0 ?f5 ?f2" draw:mirror-horizontal="false" draw:type="right-arrow" draw:modifiers="11291.9739696312 5824.083769633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46cm" svg:height="0.381cm" draw:transform="rotate (1.5707963267949) translate (4.207cm 15.556cm)">
          <text:p/>
          <draw:enhanced-geometry svg:viewBox="0 0 21600 21600" draw:text-areas="0 ?f0 ?f5 ?f2" draw:mirror-horizontal="false" draw:type="right-arrow" draw:modifiers="11291.9739696312 5824.083769633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46cm" svg:height="0.381cm" draw:transform="rotate (1.5707963267949) translate (4.207cm 16.807cm)">
          <text:p/>
          <draw:enhanced-geometry svg:viewBox="0 0 21600 21600" draw:text-areas="0 ?f0 ?f5 ?f2" draw:mirror-horizontal="false" draw:mirror-vertical="true" draw:type="right-arrow" draw:modifiers="11291.9739696312 5824.083769633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46cm" svg:height="0.381cm" draw:transform="rotate (1.5707963267949) translate (11.411cm 16.549cm)">
          <text:p/>
          <draw:enhanced-geometry svg:viewBox="0 0 21600 21600" draw:text-areas="0 ?f0 ?f5 ?f2" draw:mirror-horizontal="false" draw:type="right-arrow" draw:modifiers="11291.9739696312 5824.083769633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46cm" svg:height="0.381cm" svg:x="11.925cm" svg:y="16.685cm">
          <text:p/>
          <draw:enhanced-geometry svg:viewBox="0 0 21600 21600" draw:text-areas="0 ?f0 ?f5 ?f2" draw:mirror-horizontal="false" draw:type="right-arrow" draw:modifiers="11291.9739696312 5824.083769633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46cm" svg:height="0.381cm" draw:transform="rotate (1.5707963267949) translate (11.411cm 17.631cm)">
          <text:p/>
          <draw:enhanced-geometry svg:viewBox="0 0 21600 21600" draw:text-areas="0 ?f0 ?f5 ?f2" draw:mirror-horizontal="false" draw:mirror-vertical="true" draw:type="right-arrow" draw:modifiers="11291.9739696312 5824.083769633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46cm" svg:height="0.381cm" svg:x="10.891cm" svg:y="16.685cm">
          <text:p/>
          <draw:enhanced-geometry svg:viewBox="0 0 21600 21600" draw:text-areas="0 ?f0 ?f5 ?f2" draw:mirror-horizontal="true" draw:type="right-arrow" draw:modifiers="11291.9739696312 5824.083769633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46cm" svg:height="0.382cm" draw:transform="rotate (-0.370533400198395) translate (10.923cm 14.982cm)">
          <text:p/>
          <draw:enhanced-geometry svg:viewBox="0 0 21600 21600" draw:text-areas="0 ?f0 ?f5 ?f2" draw:mirror-horizontal="true" draw:mirror-vertical="false" draw:type="right-arrow" draw:modifiers="11291.9739696312 5824.083769633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46cm" svg:height="0.381cm" draw:transform="rotate (3.11104939167989) translate (12.076cm 15.256cm)">
          <text:p/>
          <draw:enhanced-geometry svg:viewBox="0 0 21600 21600" draw:text-areas="0 ?f0 ?f5 ?f2" draw:mirror-horizontal="true" draw:mirror-vertical="false" draw:type="right-arrow" draw:modifiers="11291.9739696312 5824.083769633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0.468cm" svg:height="0.547cm" svg:x="3.059cm" svg:y="15.69cm">
          <draw:text-box>
            <text:p text:style-name="P5"><text:span text:style-name="T2">3</text:span></text:p>
          </draw:text-box>
        </draw:frame>
        <draw:frame draw:style-name="gr3" draw:text-style-name="P4" draw:layer="layout" svg:width="3.361cm" svg:height="0.395cm" svg:x="13.824cm" svg:y="14.039cm">
          <draw:text-box>
            <text:p text:style-name="P3"><text:span text:style-name="T1">Rotational alignment</text:span></text:p>
          </draw:text-box>
        </draw:frame>
        <draw:g>
          <draw:frame draw:style-name="standard" draw:layer="layout" svg:width="2.73cm" svg:height="2.908cm" svg:x="6.679cm" svg:y="14.601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7"><text:span text:style-name="T3">7</text:span></text:p>
                </table:table-cell>
                <table:table-cell>
                  <text:p text:style-name="P7"><text:span text:style-name="T4">8</text:span></text:p>
                </table:table-cell>
                <table:table-cell table:style-name="ce2">
                  <text:p text:style-name="P7"><text:span text:style-name="T4">9</text:span></text:p>
                </table:table-cell>
              </table:table-row>
              <table:table-row table:style-name="ro2" table:default-cell-style-name="ce1">
                <table:table-cell>
                  <text:p text:style-name="P7"><text:span text:style-name="T3">4</text:span></text:p>
                </table:table-cell>
                <table:table-cell>
                  <text:p text:style-name="P7">5</text:p>
                </table:table-cell>
                <table:table-cell table:style-name="ce2">
                  <text:p text:style-name="P7"><text:span text:style-name="T4">6</text:span></text:p>
                </table:table-cell>
              </table:table-row>
              <table:table-row table:style-name="ro2" table:default-cell-style-name="ce2">
                <table:table-cell>
                  <text:p text:style-name="P7"><text:span text:style-name="T4">1</text:span></text:p>
                </table:table-cell>
                <table:table-cell table:style-name="ce1">
                  <text:p text:style-name="P7"><text:span text:style-name="T4">2</text:span></text:p>
                </table:table-cell>
                <table:table-cell>
                  <text:p text:style-name="P7"><text:span text:style-name="T4">3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ustom-shape draw:style-name="gr5" draw:text-style-name="P8" draw:layer="layout" svg:width="0.761cm" svg:height="0.5cm" draw:transform="rotate (1.5707963267949) translate (8.66cm 16.302cm)">
            <text:p/>
            <draw:enhanced-geometry svg:viewBox="0 0 21600 21600" draw:text-areas="0 ?f0 ?f5 ?f2" draw:mirror-horizontal="false" draw:type="right-arrow" draw:modifiers="11291.9739696312 5824.0837696335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0.761cm" svg:height="0.5cm" draw:transform="rotate (1.5707963267949) translate (8.66cm 15.367cm)">
            <text:p/>
            <draw:enhanced-geometry svg:viewBox="0 0 21600 21600" draw:text-areas="0 ?f0 ?f5 ?f2" draw:mirror-horizontal="false" draw:mirror-vertical="true" draw:type="right-arrow" draw:modifiers="11291.9739696312 5824.0837696335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0.761cm" svg:height="0.5cm" svg:x="6.761cm" svg:y="16.649cm">
            <text:p/>
            <draw:enhanced-geometry svg:viewBox="0 0 21600 21600" draw:text-areas="0 ?f0 ?f5 ?f2" draw:mirror-horizontal="false" draw:type="right-arrow" draw:modifiers="11291.9739696312 5824.0837696335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0.761cm" svg:height="0.5cm" svg:x="8.515cm" svg:y="16.649cm">
            <text:p/>
            <draw:enhanced-geometry svg:viewBox="0 0 21600 21600" draw:text-areas="0 ?f0 ?f5 ?f2" draw:mirror-horizontal="true" draw:type="right-arrow" draw:modifiers="11291.9739696312 5824.0837696335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standard" draw:layer="layout" svg:width="2.73cm" svg:height="2.908cm" svg:x="13.98cm" svg:y="14.6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7</text:p>
              </table:table-cell>
              <table:table-cell table:style-name="ce2">
                <text:p text:style-name="P9"><text:span text:style-name="T4">8</text:span></text:p>
              </table:table-cell>
              <table:table-cell>
                <text:p text:style-name="P7"><text:span text:style-name="T3">9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4">4</text:span></text:p>
              </table:table-cell>
              <table:table-cell table:style-name="ce1">
                <text:p text:style-name="P7">5</text:p>
              </table:table-cell>
              <table:table-cell>
                <text:p text:style-name="P9"><text:span text:style-name="T4">6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4">1</text:span></text:p>
              </table:table-cell>
              <table:table-cell>
                <text:p text:style-name="P9"><text:span text:style-name="T4">2</text:span></text:p>
              </table:table-cell>
              <table:table-cell>
                <text:p text:style-name="P9"><text:span text:style-name="T4">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8" draw:layer="layout" svg:width="0.761cm" svg:height="0.5cm" draw:transform="rotate (1.5707963267949) translate (15.044cm 15.335cm)">
          <text:p/>
          <draw:enhanced-geometry svg:viewBox="0 0 21600 21600" draw:text-areas="0 ?f0 ?f5 ?f2" draw:mirror-horizontal="false" draw:type="right-arrow" draw:modifiers="11291.9739696312 5824.083769633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0.761cm" svg:height="0.5cm" draw:transform="rotate (1.5707963267949) translate (15.044cm 17.322cm)">
          <text:p/>
          <draw:enhanced-geometry svg:viewBox="0 0 21600 21600" draw:text-areas="0 ?f0 ?f5 ?f2" draw:mirror-horizontal="false" draw:mirror-vertical="true" draw:type="right-arrow" draw:modifiers="11291.9739696312 5824.083769633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0.761cm" svg:height="0.5cm" svg:x="14.05cm" svg:y="15.693cm">
          <text:p/>
          <draw:enhanced-geometry svg:viewBox="0 0 21600 21600" draw:text-areas="0 ?f0 ?f5 ?f2" draw:mirror-horizontal="false" draw:type="right-arrow" draw:modifiers="11291.9739696312 5824.083769633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0.761cm" svg:height="0.5cm" svg:x="15.815cm" svg:y="15.693cm">
          <text:p/>
          <draw:enhanced-geometry svg:viewBox="0 0 21600 21600" draw:text-areas="0 ?f0 ?f5 ?f2" draw:mirror-horizontal="true" draw:type="right-arrow" draw:modifiers="11291.9739696312 5824.083769633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0.761cm" svg:height="0.5cm" draw:transform="rotate (-0.349065850398867) translate (14.082cm 16.557cm)">
          <text:p/>
          <draw:enhanced-geometry svg:viewBox="0 0 21600 21600" draw:text-areas="0 ?f0 ?f5 ?f2" draw:mirror-horizontal="true" draw:type="right-arrow" draw:modifiers="11291.9739696312 5824.083769633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0.761cm" svg:height="0.5cm" draw:transform="rotate (-0.349065850398867) translate (16.002cm 16.559cm)">
          <text:p/>
          <draw:enhanced-geometry svg:viewBox="0 0 21600 21600" draw:text-areas="0 ?f0 ?f5 ?f2" draw:mirror-horizontal="false" draw:type="right-arrow" draw:modifiers="11291.9739696312 5824.083769633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1" draw:layer="layout" svg:width="1.235cm" svg:height="0.569cm" svg:x="7.391cm" svg:y="17.021cm">
          <draw:text-box>
            <text:p text:style-name="P10"><text:span text:style-name="T5">Close</text:span></text:p>
          </draw:text-box>
        </draw:frame>
        <draw:frame draw:style-name="gr7" draw:text-style-name="P11" draw:layer="layout" svg:width="1.664cm" svg:height="0.569cm" svg:x="7.192cm" svg:y="15.067cm">
          <draw:text-box>
            <text:p text:style-name="P10"><text:span text:style-name="T5">Separate</text:span></text:p>
          </draw:text-box>
        </draw:frame>
        <draw:frame draw:style-name="gr4" draw:text-style-name="P6" draw:layer="layout" svg:width="0.468cm" svg:height="0.547cm" svg:x="5.292cm" svg:y="15.691cm">
          <draw:text-box>
            <text:p text:style-name="P5"><text:span text:style-name="T2">1</text:span></text:p>
          </draw:text-box>
        </draw:frame>
        <draw:frame draw:style-name="gr4" draw:text-style-name="P6" draw:layer="layout" svg:width="0.468cm" svg:height="0.547cm" svg:x="4.159cm" svg:y="16.847cm">
          <draw:text-box>
            <text:p text:style-name="P5"><text:span text:style-name="T2">9</text:span></text:p>
          </draw:text-box>
        </draw:frame>
        <draw:frame draw:style-name="gr4" draw:text-style-name="P6" draw:layer="layout" svg:width="0.468cm" svg:height="0.547cm" svg:x="4.159cm" svg:y="14.548cm">
          <draw:text-box>
            <text:p text:style-name="P5"><text:span text:style-name="T2">6</text:span></text:p>
          </draw:text-box>
        </draw:frame>
        <draw:frame draw:style-name="gr4" draw:text-style-name="P6" draw:layer="layout" svg:width="0.468cm" svg:height="0.547cm" svg:x="10.359cm" svg:y="15.125cm">
          <draw:text-box>
            <text:p text:style-name="P5"><text:span text:style-name="T2">1</text:span></text:p>
          </draw:text-box>
        </draw:frame>
        <draw:frame draw:style-name="gr4" draw:text-style-name="P6" draw:layer="layout" svg:width="0.468cm" svg:height="0.547cm" svg:x="12.103cm" svg:y="14.78cm">
          <draw:text-box>
            <text:p text:style-name="P5"><text:span text:style-name="T2">3</text:span></text:p>
          </draw:text-box>
        </draw:frame>
        <draw:frame draw:style-name="gr4" draw:text-style-name="P6" draw:layer="layout" svg:width="0.468cm" svg:height="0.547cm" svg:x="11.359cm" svg:y="15.526cm">
          <draw:text-box>
            <text:p text:style-name="P5"><text:span text:style-name="T2">8</text:span></text:p>
          </draw:text-box>
        </draw:frame>
        <draw:frame draw:style-name="gr4" draw:text-style-name="P6" draw:layer="layout" svg:width="0.468cm" svg:height="0.547cm" svg:x="11.359cm" svg:y="17.66cm">
          <draw:text-box>
            <text:p text:style-name="P5"><text:span text:style-name="T2">2</text:span></text:p>
          </draw:text-box>
        </draw:frame>
        <draw:frame draw:style-name="gr4" draw:text-style-name="P6" draw:layer="layout" svg:width="0.468cm" svg:height="0.547cm" svg:x="10.381cm" svg:y="16.594cm">
          <draw:text-box>
            <text:p text:style-name="P5"><text:span text:style-name="T2">6</text:span></text:p>
          </draw:text-box>
        </draw:frame>
        <draw:frame draw:style-name="gr4" draw:text-style-name="P6" draw:layer="layout" svg:width="0.468cm" svg:height="0.547cm" svg:x="12.437cm" svg:y="16.595cm">
          <draw:text-box>
            <text:p text:style-name="P5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Keystroke" svg:font-family="Keystroke"/>
    <style:font-face style:name="Keystroke1" svg:font-family="Keystroke" style:font-adornments="Regular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6T22:04:35.258000000</meta:creation-date>
    <dc:date>2022-04-16T23:41:50.662000000</dc:date>
    <meta:editing-duration>PT12M38S</meta:editing-duration>
    <meta:editing-cycles>6</meta:editing-cycles>
    <meta:generator>LibreOffice/7.2.6.2$Windows_X86_64 LibreOffice_project/b0ec3a565991f7569a5a7f5d24fed7f52653d754</meta:generator>
    <meta:document-statistic meta:object-count="39"/>
  </office:meta>
</office:document-meta>
</file>